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2" svg:font-family="'Lohit Hind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15.416cm" style:page-number="auto" table:align="left" style:writing-mode="lr-tb"/>
    </style:style>
    <style:style style:name="Table1.A" style:family="table-column">
      <style:table-column-properties style:column-width="3.868cm"/>
    </style:style>
    <style:style style:name="Table1.B" style:family="table-column">
      <style:table-column-properties style:column-width="7.553cm"/>
    </style:style>
    <style:style style:name="Table1.C" style:family="table-column">
      <style:table-column-properties style:column-width="3.9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416cm" fo:margin-left="-0.208cm" table:align="left" style:writing-mode="lr-tb"/>
    </style:style>
    <style:style style:name="Table2.A" style:family="table-column">
      <style:table-column-properties style:column-width="3.048cm"/>
    </style:style>
    <style:style style:name="Table2.B" style:family="table-column">
      <style:table-column-properties style:column-width="12.368cm"/>
    </style:style>
    <style:style style:name="Table2.1" style:family="table-row">
      <style:table-row-properties style:min-row-height="0.7cm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801cm" fo:keep-together="auto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4" style:family="table-row">
      <style:table-row-properties style:min-row-height="1.586cm" fo:keep-together="auto"/>
    </style:style>
    <style:style style:name="Table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style:min-row-height="6.588cm" fo:keep-together="auto"/>
    </style:style>
    <style:style style:name="Table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466cm" fo:margin-left="-0.208cm" table:align="left" style:writing-mode="lr-tb"/>
    </style:style>
    <style:style style:name="Table3.A" style:family="table-column">
      <style:table-column-properties style:column-width="15.466cm"/>
    </style:style>
    <style:style style:name="Table3.1" style:family="table-row">
      <style:table-row-properties style:min-row-height="0.591cm" fo:keep-together="auto"/>
    </style:style>
    <style:style style:name="Table3.A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9.327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466cm" fo:margin-left="-0.208cm" table:align="left" style:writing-mode="lr-tb"/>
    </style:style>
    <style:style style:name="Table4.A" style:family="table-column">
      <style:table-column-properties style:column-width="15.46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3cm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list-style-name="L1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essió 3</text:p>
          </table:table-cell>
          <table:table-cell table:style-name="Table1.B1" office:value-type="string">
            <text:p text:style-name="P4">ACTA DE TREBALL EN GRUP</text:p>
          </table:table-cell>
          <table:table-cell table:style-name="Table1.C1" office:value-type="string">
            <text:p text:style-name="P1">Intel·ligència artificial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Grup número:</text:p>
          </table:table-cell>
          <table:table-cell table:style-name="Table2.B1" office:value-type="string">
            <text:p text:style-name="P5">DV6.2</text:p>
          </table:table-cell>
        </table:table-row>
        <table:table-row table:style-name="Table2.2">
          <table:table-cell table:style-name="Table2.A1" office:value-type="string">
            <text:p text:style-name="P1">Assistents:</text:p>
          </table:table-cell>
          <table:table-cell table:style-name="Table2.B2" office:value-type="string">
            <text:p text:style-name="P5"/>
            <text:p text:style-name="Standard">Àngel Fernández</text:p>
            <text:p text:style-name="Standard">Àlex Bonillo</text:p>
            <text:p text:style-name="Standard">Guillem Cucurull</text:p>
          </table:table-cell>
        </table:table-row>
        <table:table-row table:style-name="Table2.3">
          <table:table-cell table:style-name="Table2.A3" table:number-columns-spanned="2" office:value-type="string">
            <text:p text:style-name="P2">FEINA FETA AL LLARG DE LA SESSIÓ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Standard">Responsable Memòria: Alex Bonillo</text:p>
            <text:p text:style-name="Standard">Programador: Angel Fernández</text:p>
            <text:p text:style-name="Standard">Responsable Presentació: Guillem Cucurull</text:p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6"/>
            <text:p text:style-name="P6">Des de l'última sessió fins a aquesta no hem hagut d'avançar gaire ja que a l'última sessió ja teniem molta part de la feina feta.</text:p>
            <text:p text:style-name="P6">El que hem fet en aquest espai de temps ha estat ampliar les funcionalitats del programa: ara accepta paràmetres per a restringir el camí resultant, hem implementat algunes millores en l'interfície gràfica i hem acabat d'escriu-re la memòria.</text:p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CONCLUSIONS</text:p>
          </table:table-cell>
        </table:table-row>
        <table:table-row table:style-name="Table3.2">
          <table:table-cell table:style-name="Table3.A2" office:value-type="string">
            <text:list xml:id="list363758298" text:style-name="L1">
              <text:list-item>
                <text:p text:style-name="P3">Com que ja teniem molta part de la feina avançada, per al final hem pogut dedicar-nos a fer els requisits opcionals sense preocupar-nos per si acabaríem o no els requisits mínims.</text:p>
                <text:p text:style-name="P3"/>
              </text:list-item>
              <text:list-item>
                <text:p text:style-name="P3">De totes maneres, si haguéssim tingut més temps, no només més dies sinó més temps per a poder dedicar a aquest projecte, podriem haver-lo millorat i optimitzat el seu rendiment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PLANIFICACIÓ</text:p>
          </table:table-cell>
        </table:table-row>
        <table:table-row table:style-name="Table4.2">
          <table:table-cell table:style-name="Table4.A2" office:value-type="string">
            <text:p text:style-name="Standard">Responsable: Àngel Fernández i Guillem Cucurull i Alex Bonillo</text:p>
            <text:p text:style-name="Standard">Descripció Tasca: <text:span text:style-name="T1">Memòria</text:span></text:p>
            <text:p text:style-name="Standard">Ampliar la informació que hi ha a la memòria i acabar-la de preparar per a l'entrega final.</text:p>
            <text:p text:style-name="Standard"/>
            <text:p text:style-name="Standard">Responsable: Àngel Fernández</text:p>
            <text:p text:style-name="Standard">Descripció Tasca: <text:span text:style-name="T1">Millorar interfície</text:span></text:p>
            <text:p text:style-name="Standard">Mostrar la llegenda de línies per a que es pugui identificar el color de la línea amb el seu nom.</text:p>
            <text:p text:style-name="Standard">Implementar un event mouseover als nodes que representen les estacions al mapa, per a que es mostri el nom de l'estació en una etiqueta.</text:p>
            <text:p text:style-name="Standard">Mostrar les noves opcions per a que el client pugui introduir paràmetres que restringeixin el camí resultant.</text:p>
            <text:p text:style-name="Standard"/>
            <text:p text:style-name="Standard"/>
            <text:p text:style-name="Standard">Responsable: Àngel Fernández</text:p>
            <text:p text:style-name="Standard">Descripció Tasca: <text:span text:style-name="T1">Acceptar restriccions del client</text:span></text:p>
            <text:p text:style-name="Standard">La part opcional que hem de desenvolupar en aquesta sessió és la de poder modificar el camí òptim segons uns paràmetres introduits pel client.</text:p>
            <text:p text:style-name="Standard">Aquest paràmetres són:</text:p>
            <text:list xml:id="list1005712143" text:style-name="L2">
              <text:list-item>
                <text:p text:style-name="P7">número de transbords màxims</text:p>
              </text:list-item>
              <text:list-item>
                <text:p text:style-name="P7">número de parades màximes</text:p>
              </text:list-item>
              <text:list-item>
                <text:p text:style-name="P7">número de distància màxima a recorrer</text:p>
              </text:list-item>
              <text:list-item>
                <text:p text:style-name="P7">número de distància màxima que volem caminar</text:p>
              </text:list-item>
            </text:list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2" svg:font-family="'Lohit Hind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ca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2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Hindi2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Standard">
      <style:paragraph-properties fo:margin="100%"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sió 1</dc:title>
    <meta:initial-creator>cvc</meta:initial-creator>
    <meta:creation-date>2013-01-31T12:43:00</meta:creation-date>
    <dc:creator>Guillem </dc:creator>
    <dc:date>2013-04-02T19:54:10</dc:date>
    <meta:print-date>2005-10-05T17:48:00</meta:print-date>
    <meta:editing-cycles>4</meta:editing-cycles>
    <meta:editing-duration>PT26M</meta:editing-duration>
    <meta:document-statistic meta:table-count="4" meta:image-count="0" meta:object-count="0" meta:page-count="2" meta:paragraph-count="35" meta:word-count="323" meta:character-count="1978" meta:non-whitespace-character-count="1696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